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2d2395"/>
    </style:style>
    <style:style style:name="P5" style:family="paragraph" style:parent-style-name="Standard">
      <style:text-properties style:font-name="Open Sans" officeooo:paragraph-rsid="002a8d2f"/>
    </style:style>
    <style:style style:name="P6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7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d2395" officeooo:paragraph-rsid="002d2395" style:font-weight-asian="bold" style:font-weight-complex="bold"/>
    </style:style>
    <style:style style:name="P8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9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onsolas" officeooo:rsid="002d2395" officeooo:paragraph-rsid="002d2395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officeooo:rsid="002a8d2f"/>
    </style:style>
    <style:style style:name="T3" style:family="text">
      <style:text-properties style:font-name="Open Sans" officeooo:rsid="002d2395"/>
    </style:style>
    <style:style style:name="T4" style:family="text">
      <style:text-properties style:font-name="Open Sans" officeooo:rsid="002f00e7"/>
    </style:style>
    <style:style style:name="T5" style:family="text">
      <style:text-properties officeooo:rsid="002a8d2f"/>
    </style:style>
    <style:style style:name="T6" style:family="text">
      <style:text-properties fo:font-weight="bold" officeooo:rsid="002d2395" style:font-weight-asian="bold" style:font-weight-complex="bold"/>
    </style:style>
    <style:style style:name="T7" style:family="text">
      <style:text-properties fo:font-weight="normal" officeooo:rsid="002d2395" style:font-weight-asian="normal" style:font-weight-complex="normal"/>
    </style:style>
    <style:style style:name="T8" style:family="text">
      <style:text-properties officeooo:rsid="002d23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ngest Common Subsequence</text:p>
      <text:p text:style-name="P1">Time limit: 1 sec</text:p>
      <text:p text:style-name="P5"><text:tab/><text:span text:style-name="T8">Given a string </text:span><text:span text:style-name="T8"><draw:frame draw:style-name="fr1" draw:name="Object1" text:anchor-type="as-char" svg:y="-0.1484in" svg:width="1.0264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of length n</text:span><text:span text:style-name="T6"> </text:span><text:span text:style-name="T7">where</text:span><text:span text:style-name="T7"><draw:frame draw:style-name="fr1" draw:name="Object4" text:anchor-type="as-char" svg:y="-0.1484in" svg:width="0.183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is a single character, a subsequence of S is a string derived from S by deleting some element from S without changing the order of the element. For example, </text:span><text:span text:style-name="T8"><text:s/></text:span><text:span text:style-name="T8"><draw:frame draw:style-name="fr1" draw:name="Object2" text:anchor-type="as-char" svg:y="-0.1484in" svg:width="0.749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is a subsequence of S while </text:span><text:span text:style-name="T8"><draw:frame draw:style-name="fr1" draw:name="Object3" text:anchor-type="as-char" svg:y="-0.1484in" svg:width="0.7575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is not. A longest common subsequence of two strings </text:span><text:span text:style-name="T6">A</text:span><text:span text:style-name="T8"> and </text:span><text:span text:style-name="T6">B</text:span><text:span text:style-name="T8"> is a longest string that is a subsequence of both </text:span><text:span text:style-name="T6">A</text:span><text:span text:style-name="T8"> and </text:span><text:span text:style-name="T6">B</text:span></text:p>
      <text:p text:style-name="P5"><text:span text:style-name="T6"><text:tab/></text:span><text:span text:style-name="T7">Your task is to find the length of a longest common subsequence of </text:span><text:span text:style-name="T6">A</text:span><text:span text:style-name="T7"> and </text:span><text:span text:style-name="T6">B</text:span><text:span text:style-name="T7">.</text:span></text:p>
      <text:h text:style-name="P9" text:outline-level="1">Input</text:h>
      <text:p text:style-name="P6"><text:span text:style-name="T1"><text:tab/>The</text:span><text:span text:style-name="T2">re are </text:span><text:span text:style-name="T3">two line</text:span><text:span text:style-name="T4">s</text:span><text:span text:style-name="T3"> of input, each containing a non-empty string composes of a lower case </text:span><text:span text:style-name="T4">E</text:span><text:span text:style-name="T3">nlish alphabets. The length of each string does not exceed 400.</text:span></text:p>
      <text:h text:style-name="P9" text:outline-level="1">Output</text:h>
      <text:p text:style-name="P2"><text:tab/><text:span text:style-name="T5">The output must contain exactly one line giving the giving the length of the longest common subsequence.</text:span></text:p>
      <text:h text:style-name="P9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10">Acbdegcedbg</text:p>
            <text:p text:style-name="P10">begcfeubk</text:p>
          </table:table-cell>
          <table:table-cell table:style-name="Table1.A1" office:value-type="string">
            <text:p text:style-name="P4">6</text:p>
          </table:table-cell>
        </table:table-row>
        <table:table-row table:style-name="Table1.1">
          <table:table-cell table:style-name="Table1.A3" office:value-type="string">
            <text:p text:style-name="P4">aaa</text:p>
            <text:p text:style-name="P4">bbbbbbbbb</text:p>
          </table:table-cell>
          <table:table-cell table:style-name="Table1.A3" office:value-type="string">
            <text:p text:style-name="P4">0</text:p>
          </table:table-cell>
        </table:table-row>
      </table:table>
      <text:h text:style-name="P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9T18:56:02.962781182</dc:date>
    <meta:editing-duration>PT33M14S</meta:editing-duration>
    <meta:editing-cycles>20</meta:editing-cycles>
    <meta:print-date>2014-09-09T23:50:22.741847462</meta:print-date>
    <meta:document-statistic meta:table-count="1" meta:image-count="0" meta:object-count="4" meta:page-count="1" meta:paragraph-count="17" meta:word-count="144" meta:character-count="779" meta:non-whitespace-character-count="646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sub>
          <mi>s</mi>
          <mn>1</mn>
        </msub>
      </mrow>
      <msub>
        <mi>s</mi>
        <mn>2</mn>
      </msub>
      <msub>
        <mi>s</mi>
        <mn>3</mn>
      </msub>
      <mo stretchy="false">…</mo>
      <msub>
        <mi>s</mi>
        <mi>n</mi>
      </msub>
    </mrow>
    <annotation encoding="StarMath 5.0">S=s_1 s_2 s_3 dotslow s_n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sub>
          <mi>s</mi>
          <mn>2</mn>
        </msub>
      </mrow>
      <msub>
        <mi>s</mi>
        <mn>4</mn>
      </msub>
      <msub>
        <mi>s</mi>
        <mi>n</mi>
      </msub>
    </mrow>
    <annotation encoding="StarMath 5.0">P=s_2 s_4 s_n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s</mi>
          <mn>4</mn>
        </msub>
      </mrow>
      <msub>
        <mi>s</mi>
        <mn>1</mn>
      </msub>
      <msub>
        <mi>s</mi>
        <mn>2</mn>
      </msub>
    </mrow>
    <annotation encoding="StarMath 5.0">Q=s_4 s_1 s_2</annotation>
  </semantics>
</math>
</file>

<file path=Object 4/content.xml><?xml version="1.0" encoding="utf-8"?>
<math xmlns="http://www.w3.org/1998/Math/MathML" display="block">
  <semantics>
    <msub>
      <mi>s</mi>
      <mi>i</mi>
    </msub>
    <annotation encoding="StarMath 5.0">s_i</annotation>
  </semantics>
</math>
</file>